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automatic-styles>
    <style:style style:family="table-column" style:name="defaultCol0">
      <style:table-column-properties style:column-width="20.0mm"/>
    </style:style>
  </office:automatic-styles>
  <office:body>
    <office:spreadsheet>
      <table:table>
        <table:table-column table:default-cell-style-name="Default"/>
        <table:table-row>
          <table:table-cell office:value-type="string" office:string-value="prehled">
            <text:p>prehled</text:p>
          </table:table-cell>
        </table:table-row>
        <table:table-row>
          <table:table-cell office:value-type="string" office:string-value="income">
            <text:p>income</text:p>
          </table:table-cell>
        </table:table-row>
        <table:table-row table:number-rows-repeated="1">
          <table:table-cell office:value-type="string" office:string-value="expense">
            <text:p>expense</text:p>
          </table:table-cell>
        </table:table-row>
      </table:table>
      <table:table table:name="2017"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151000.0">
            <text:p>151 00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80000.0">
            <text:p>80 000</text:p>
          </table:table-cell>
          <table:table-cell table:number-columns-repeated="8"/>
        </table:table-row>
        <table:table-row>
          <table:table-cell office:value-type="string" office:string-value="suma">
            <text:p>suma</text:p>
          </table:table-cell>
          <table:table-cell office:value-type="float" office:value="71000.0">
            <text:p>71 000</text:p>
          </table:table-cell>
          <table:table-cell table:number-columns-repeated="8"/>
        </table:table-row>
        <table:table-row table:number-rows-repeated="1"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type">
            <text:p>type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1">
            <text:p>1</text:p>
          </table:table-cell>
          <table:table-cell office:value-type="float" office:value="20000">
            <text:p>20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0">
            <text:p>2017-05-10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2">
            <text:p>2</text:p>
          </table:table-cell>
          <table:table-cell office:value-type="float" office:value="20000">
            <text:p>20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0">
            <text:p>2017-05-10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3">
            <text:p>3</text:p>
          </table:table-cell>
          <table:table-cell office:value-type="float" office:value="20000">
            <text:p>20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0">
            <text:p>2017-05-10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4">
            <text:p>4</text:p>
          </table:table-cell>
          <table:table-cell office:value-type="float" office:value="30000">
            <text:p>30 000</text:p>
          </table:table-cell>
          <table:table-cell office:value-type="string" office:string-value="INCOME">
            <text:p>INCOME</text:p>
          </table:table-cell>
          <table:table-cell office:value-type="string" office:string-value="2017-05-10">
            <text:p>2017-05-10</text:p>
          </table:table-cell>
          <table:table-cell office:value-type="string" office:string-value="New Info">
            <text:p>New Info</text:p>
          </table:table-cell>
          <table:table-cell table:number-columns-repeated="5"/>
        </table:table-row>
        <table:table-row>
          <table:table-cell office:value-type="float" office:value="5">
            <text:p>5</text:p>
          </table:table-cell>
          <table:table-cell office:value-type="float" office:value="30000">
            <text:p>30 000</text:p>
          </table:table-cell>
          <table:table-cell office:value-type="string" office:string-value="INCOME">
            <text:p>INCOME</text:p>
          </table:table-cell>
          <table:table-cell office:value-type="string" office:string-value="2017-05-10">
            <text:p>2017-05-10</text:p>
          </table:table-cell>
          <table:table-cell office:value-type="string" office:string-value="New Info">
            <text:p>New Info</text:p>
          </table:table-cell>
          <table:table-cell table:number-columns-repeated="5"/>
        </table:table-row>
        <table:table-row>
          <table:table-cell office:value-type="float" office:value="6">
            <text:p>6</text:p>
          </table:table-cell>
          <table:table-cell office:value-type="float" office:value="30000">
            <text:p>30 000</text:p>
          </table:table-cell>
          <table:table-cell office:value-type="string" office:string-value="INCOME">
            <text:p>INCOME</text:p>
          </table:table-cell>
          <table:table-cell office:value-type="string" office:string-value="2017-05-10">
            <text:p>2017-05-10</text:p>
          </table:table-cell>
          <table:table-cell office:value-type="string" office:string-value="New Info">
            <text:p>New Info</text:p>
          </table:table-cell>
          <table:table-cell table:number-columns-repeated="5"/>
        </table:table-row>
        <table:table-row>
          <table:table-cell office:value-type="float" office:value="7">
            <text:p>7</text:p>
          </table:table-cell>
          <table:table-cell office:value-type="float" office:value="2000">
            <text:p>2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1">
            <text:p>2017-05-11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8">
            <text:p>8</text:p>
          </table:table-cell>
          <table:table-cell office:value-type="float" office:value="3000">
            <text:p>3 000</text:p>
          </table:table-cell>
          <table:table-cell office:value-type="string" office:string-value="INCOME">
            <text:p>INCOME</text:p>
          </table:table-cell>
          <table:table-cell office:value-type="string" office:string-value="2017-05-11">
            <text:p>2017-05-11</text:p>
          </table:table-cell>
          <table:table-cell office:value-type="string" office:string-value="New Info">
            <text:p>New Info</text:p>
          </table:table-cell>
          <table:table-cell table:number-columns-repeated="5"/>
        </table:table-row>
        <table:table-row>
          <table:table-cell office:value-type="float" office:value="9">
            <text:p>9</text:p>
          </table:table-cell>
          <table:table-cell office:value-type="float" office:value="2000">
            <text:p>2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1">
            <text:p>2017-05-11</text:p>
          </table:table-cell>
          <table:table-cell office:value-type="string" office:string-value="Info I">
            <text:p>Info I</text:p>
          </table:table-cell>
          <table:table-cell table:number-columns-repeated="5"/>
        </table:table-row>
        <table:table-row>
          <table:table-cell office:value-type="float" office:value="10">
            <text:p>10</text:p>
          </table:table-cell>
          <table:table-cell office:value-type="float" office:value="34000">
            <text:p>34 000</text:p>
          </table:table-cell>
          <table:table-cell office:value-type="string" office:string-value="INCOME">
            <text:p>INCOME</text:p>
          </table:table-cell>
          <table:table-cell office:value-type="string" office:string-value="2017-05-11">
            <text:p>2017-05-11</text:p>
          </table:table-cell>
          <table:table-cell office:value-type="string" office:string-value="Info E">
            <text:p>Info E</text:p>
          </table:table-cell>
          <table:table-cell table:number-columns-repeated="5"/>
        </table:table-row>
        <table:table-row>
          <table:table-cell office:value-type="float" office:value="11">
            <text:p>11</text:p>
          </table:table-cell>
          <table:table-cell office:value-type="float" office:value="2000">
            <text:p>2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1">
            <text:p>2017-05-11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12">
            <text:p>12</text:p>
          </table:table-cell>
          <table:table-cell office:value-type="float" office:value="3000">
            <text:p>3 000</text:p>
          </table:table-cell>
          <table:table-cell office:value-type="string" office:string-value="INCOME">
            <text:p>INCOME</text:p>
          </table:table-cell>
          <table:table-cell office:value-type="string" office:string-value="2017-05-11">
            <text:p>2017-05-11</text:p>
          </table:table-cell>
          <table:table-cell office:value-type="string" office:string-value="New Info">
            <text:p>New Info</text:p>
          </table:table-cell>
          <table:table-cell table:number-columns-repeated="5"/>
        </table:table-row>
        <table:table-row>
          <table:table-cell office:value-type="float" office:value="13">
            <text:p>13</text:p>
          </table:table-cell>
          <table:table-cell office:value-type="float" office:value="2000">
            <text:p>2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1">
            <text:p>2017-05-11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14">
            <text:p>14</text:p>
          </table:table-cell>
          <table:table-cell office:value-type="float" office:value="3000">
            <text:p>3 000</text:p>
          </table:table-cell>
          <table:table-cell office:value-type="string" office:string-value="INCOME">
            <text:p>INCOME</text:p>
          </table:table-cell>
          <table:table-cell office:value-type="string" office:string-value="2017-05-11">
            <text:p>2017-05-11</text:p>
          </table:table-cell>
          <table:table-cell office:value-type="string" office:string-value="New Info">
            <text:p>New Info</text:p>
          </table:table-cell>
          <table:table-cell table:number-columns-repeated="5"/>
        </table:table-row>
        <table:table-row>
          <table:table-cell office:value-type="float" office:value="15">
            <text:p>15</text:p>
          </table:table-cell>
          <table:table-cell office:value-type="float" office:value="2000">
            <text:p>2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1">
            <text:p>2017-05-11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16">
            <text:p>16</text:p>
          </table:table-cell>
          <table:table-cell office:value-type="float" office:value="3000">
            <text:p>3 000</text:p>
          </table:table-cell>
          <table:table-cell office:value-type="string" office:string-value="INCOME">
            <text:p>INCOME</text:p>
          </table:table-cell>
          <table:table-cell office:value-type="string" office:string-value="2017-05-11">
            <text:p>2017-05-11</text:p>
          </table:table-cell>
          <table:table-cell office:value-type="string" office:string-value="New Info">
            <text:p>New Info</text:p>
          </table:table-cell>
          <table:table-cell table:number-columns-repeated="5"/>
        </table:table-row>
        <table:table-row>
          <table:table-cell office:value-type="float" office:value="17">
            <text:p>17</text:p>
          </table:table-cell>
          <table:table-cell office:value-type="float" office:value="2000">
            <text:p>2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1">
            <text:p>2017-05-11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18">
            <text:p>18</text:p>
          </table:table-cell>
          <table:table-cell office:value-type="float" office:value="3000">
            <text:p>3 000</text:p>
          </table:table-cell>
          <table:table-cell office:value-type="string" office:string-value="INCOME">
            <text:p>INCOME</text:p>
          </table:table-cell>
          <table:table-cell office:value-type="string" office:string-value="2017-05-11">
            <text:p>2017-05-11</text:p>
          </table:table-cell>
          <table:table-cell office:value-type="string" office:string-value="New Info">
            <text:p>New Info</text:p>
          </table:table-cell>
          <table:table-cell table:number-columns-repeated="5"/>
        </table:table-row>
        <table:table-row>
          <table:table-cell office:value-type="float" office:value="19">
            <text:p>19</text:p>
          </table:table-cell>
          <table:table-cell office:value-type="float" office:value="2000">
            <text:p>2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1">
            <text:p>2017-05-11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20">
            <text:p>20</text:p>
          </table:table-cell>
          <table:table-cell office:value-type="float" office:value="3000">
            <text:p>3 000</text:p>
          </table:table-cell>
          <table:table-cell office:value-type="string" office:string-value="INCOME">
            <text:p>INCOME</text:p>
          </table:table-cell>
          <table:table-cell office:value-type="string" office:string-value="2017-05-11">
            <text:p>2017-05-11</text:p>
          </table:table-cell>
          <table:table-cell office:value-type="string" office:string-value="New Info">
            <text:p>New Info</text:p>
          </table:table-cell>
          <table:table-cell table:number-columns-repeated="5"/>
        </table:table-row>
        <table:table-row>
          <table:table-cell office:value-type="float" office:value="21">
            <text:p>21</text:p>
          </table:table-cell>
          <table:table-cell office:value-type="float" office:value="2000">
            <text:p>2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1">
            <text:p>2017-05-11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22">
            <text:p>22</text:p>
          </table:table-cell>
          <table:table-cell office:value-type="float" office:value="3000">
            <text:p>3 000</text:p>
          </table:table-cell>
          <table:table-cell office:value-type="string" office:string-value="INCOME">
            <text:p>INCOME</text:p>
          </table:table-cell>
          <table:table-cell office:value-type="string" office:string-value="2017-05-11">
            <text:p>2017-05-11</text:p>
          </table:table-cell>
          <table:table-cell office:value-type="string" office:string-value="New Info">
            <text:p>New Info</text:p>
          </table:table-cell>
          <table:table-cell table:number-columns-repeated="5"/>
        </table:table-row>
        <table:table-row>
          <table:table-cell office:value-type="float" office:value="23">
            <text:p>23</text:p>
          </table:table-cell>
          <table:table-cell office:value-type="float" office:value="2000">
            <text:p>2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1">
            <text:p>2017-05-11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24">
            <text:p>24</text:p>
          </table:table-cell>
          <table:table-cell office:value-type="float" office:value="3000">
            <text:p>3 000</text:p>
          </table:table-cell>
          <table:table-cell office:value-type="string" office:string-value="INCOME">
            <text:p>INCOME</text:p>
          </table:table-cell>
          <table:table-cell office:value-type="string" office:string-value="2017-05-11">
            <text:p>2017-05-11</text:p>
          </table:table-cell>
          <table:table-cell office:value-type="string" office:string-value="New Info">
            <text:p>New Info</text:p>
          </table:table-cell>
          <table:table-cell table:number-columns-repeated="5"/>
        </table:table-row>
        <table:table-row>
          <table:table-cell office:value-type="float" office:value="25">
            <text:p>25</text:p>
          </table:table-cell>
          <table:table-cell office:value-type="float" office:value="2000">
            <text:p>2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1">
            <text:p>2017-05-11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26">
            <text:p>26</text:p>
          </table:table-cell>
          <table:table-cell office:value-type="float" office:value="3000">
            <text:p>3 000</text:p>
          </table:table-cell>
          <table:table-cell office:value-type="string" office:string-value="INCOME">
            <text:p>INCOME</text:p>
          </table:table-cell>
          <table:table-cell office:value-type="string" office:string-value="2017-05-11">
            <text:p>2017-05-11</text:p>
          </table:table-cell>
          <table:table-cell office:value-type="string" office:string-value="New Info">
            <text:p>New Info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